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Courier 10 Pitch" fo:font-size="10pt" fo:font-style="normal" fo:background-color="#e6e6e6" style:font-size-asian="10pt" style:font-style-asian="normal" style:font-size-complex="10pt" style:font-style-complex="normal"/>
    </style:style>
    <style:style style:name="P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Courier 10 Pitch" fo:font-size="10pt" fo:font-style="normal" fo:background-color="#e6e6e6" style:font-size-asian="10pt" style:font-style-asian="normal" style:font-size-complex="10pt" style:font-style-complex="normal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Nimbus Roman No9 L" fo:font-size="12pt" style:font-size-asian="12pt" style:font-size-complex="12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24 : Introduce an easy way to manage sub chapters in the documentation</text:h>
      <text:p text:style-name="P2"/>
      <text:p text:style-name="P1"/>
      <text:p text:style-name="P1">SEP: #24</text:p>
      <text:p text:style-name="P1">Version: <text:span text:style-name="Teletype"><text:span text:style-name="T1">1,0</text:span></text:span></text:p>
      <text:p text:style-name="P1">Author: Sylvestre Ledru &lt;<text:a xlink:type="simple" xlink:href="mailto:sylvestre.ledru@scilab.org">sylvestre.ledru@scilab.org</text:a>&gt; &amp; Pierre Marechal &lt;pierre.marechal@scilab.org&gt;</text:p>
      <text:p text:style-name="P1">State:<text:span text:style-name="T4"> </text:span><text:span text:style-name="T5">Proposal</text:span></text:p>
      <text:p text:style-name="P1">Type:</text:p>
      <text:p text:style-name="P1">Scilab-Version: ﻿<text:span text:style-name="Teletype">5.2</text:span></text:p>
      <text:p text:style-name="P1">Created: Wednesday, 22 april 2009</text:p>
      <text:p text:style-name="P2"/>
      <text:p text:style-name="P1"/>
      <text:h text:style-name="P9" text:outline-level="3">Abstract</text:h>
      <text:p text:style-name="P1">This SEP proposes to add the capability to manage sub chapters in the documentation keeping the automatic generation of the master document.</text:p>
      <text:p text:style-name="P1"/>
      <text:h text:style-name="P9" text:outline-level="3">Rationale</text:h>
      <text:p text:style-name="P3"><text:tab/>For now, in the current version of Scilab (5.1.1), it is not possible to add subchapter in the Scilab documentation. Subchaptering is a basic feature of Docbook and it is important in order to structure the documentation.</text:p>
      <text:p text:style-name="P3"><text:tab/>It is important that this feature will remain easy to use, will not break the current help system and still provide localization capabilities.</text:p>
      <text:h text:style-name="P9" text:outline-level="3"><text:span text:style-name="Teletype"><text:span text:style-name="T3">Proposal</text:span></text:span></text:h>
      <text:p text:style-name="P3">The idea is to match the directory tree. Into a module/toolbox directory (ex: <text:span text:style-name="T6">help/en_US/</text:span>) , if a subdirectory exists (ex: <text:span text:style-name="T6">help/en_US/datatype/</text:span>), the creation of the master will take in account this subdirectory and all the XML files inside.</text:p>
      <text:p text:style-name="P3">In order to set a correct name for the subchapter, the system will check the presence of a defined file called CHAPTER containing the title of the subchapter. This file will contain a tag name and the value. For now, the only tag will be <text:span text:style-name="T6">title.</text:span><text:span text:style-name="T7"> In the future, we could add other items like </text:span><text:span text:style-name="T6">icons </text:span><text:span text:style-name="T7">for example</text:span><text:span text:style-name="T6">. </text:span><text:span text:style-name="T7">For example, the content of a CHAPTER file could be:</text:span></text:p>
      <text:p text:style-name="P5"/>
      <text:p text:style-name="P7">title = My Beautiful Title</text:p>
      <text:p text:style-name="P7">icon = SCI/modules/core/help/icons/my_beautiful_icon.png</text:p>
      <text:p text:style-name="P8">comment = This section is about</text:p>
      <text:p text:style-name="P8"><text:s/>the Scilab language</text:p>
      <text:p text:style-name="P6"/>
      <text:p text:style-name="P3">Since all the help files are separated by language, no conflict will occur. Note that this file could be <text:soft-page-break/>used in the future for further usages.</text:p>
      <text:p text:style-name="P3">As in the rest of the help build process, if help files are not available in a specific languages, the system will copy all of them from the english one. Including all the subdirectory</text:p>
      <text:h text:style-name="P9" text:outline-level="3"><text:span text:style-name="Teletype"><text:span text:style-name="T3">Example:</text:span></text:span></text:h>
      <text:p text:style-name="P3">For example, for the <text:span text:style-name="T6">core </text:span>module, we would want the creation of a subcategory for the Scilab language aspects. It would be:</text:p>
      <text:p text:style-name="P3">Main directory: <text:span text:style-name="T6">modules/core/help/en_US</text:span></text:p>
      <text:p text:style-name="P4">Chapter about the Scilab language: <text:span text:style-name="T6">modules/core/help/en_US/language/</text:span></text:p>
      <text:p text:style-name="P4">Help files: <text:span text:style-name="T6">modules/core/help/en_US/language/if.xml modules/core/help/en_US/language/for.xml …</text:span></text:p>
      <text:p text:style-name="P4">Title of the chapter <text:span text:style-name="T6">: modules/core/help/en_US/language/CHAPTER</text:span></text:p>
      <text:h text:style-name="P9" text:outline-level="3">Changelog</text:h>
      <text:list xml:id="list351015530" text:style-name="L1">
        <text:list-item>
          <text:list>
            <text:list-item>
              <text:p text:style-name="P11"><text:span text:style-name="T2">– Sylvestre Ledru &lt;</text:span><text:a xlink:type="simple" xlink:href="mailto:sylvestre.ledru@scilab.org"><text:span text:style-name="T2">sylvestre.ledru@scilab.org</text:span></text:a><text:span text:style-name="T2">&gt; &amp; Pierre Marechal &lt;</text:span><text:a xlink:type="simple" xlink:href="mailto:pierre.marechal@scilab.org"><text:span text:style-name="T2">pierre.marechal@scilab.org</text:span></text:a><text:span text:style-name="T2">&gt; - Initial version</text:span></text:p>
            </text:list-item>
          </text:list>
        </text:list-item>
      </text:list>
      <text:h text:style-name="P9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4-27T10:23:58</dc:date>
    <meta:editing-cycles>45</meta:editing-cycles>
    <meta:editing-duration>PT02H10M02S</meta:editing-duration>
    <meta:document-statistic meta:character-count="2444" meta:image-count="0" meta:object-count="0" meta:page-count="2" meta:paragraph-count="32" meta:table-count="0" meta:word-count="371"/>
    <dc:creator>Sylvestre Ledru</dc:creator>
    <meta:user-defined meta:name="Info 1"/>
    <meta:user-defined meta:name="Info 2"/>
    <meta:user-defined meta:name="Info 3"/>
    <meta:user-defined meta:name="Info 4"/>
  </office:meta>
</office:document-meta>
</file>